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0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0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5-0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0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692" calcext:value-type="float">
            <text:p>43.9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24327272727" calcext:value-type="float">
            <text:p>40.5924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42747586207" calcext:value-type="float">
            <text:p>41.24427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5816774194" calcext:value-type="float">
            <text:p>41.6355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0823448276" calcext:value-type="float">
            <text:p>41.54408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644" calcext:value-type="float">
            <text:p>41.3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41081290323" calcext:value-type="float">
            <text:p>40.7841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6848" calcext:value-type="float">
            <text:p>40.25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78340645161" calcext:value-type="float">
            <text:p>39.9678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93232" calcext:value-type="float">
            <text:p>39.94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08993548387" calcext:value-type="float">
            <text:p>40.010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69806896552" calcext:value-type="float">
            <text:p>40.086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50691612903" calcext:value-type="float">
            <text:p>40.165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57398709677" calcext:value-type="float">
            <text:p>40.2957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8912" calcext:value-type="float">
            <text:p>40.55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39544" calcext:value-type="float">
            <text:p>40.83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3724" calcext:value-type="float">
            <text:p>40.87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83249032258" calcext:value-type="float">
            <text:p>40.4783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6768" calcext:value-type="float">
            <text:p>40.1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70415483871" calcext:value-type="float">
            <text:p>40.067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61528" calcext:value-type="float">
            <text:p>40.18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21019354839" calcext:value-type="float">
            <text:p>40.292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51291428571" calcext:value-type="float">
            <text:p>40.3851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94815483871" calcext:value-type="float">
            <text:p>40.539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65078709678" calcext:value-type="float">
            <text:p>41.106507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16497931035" calcext:value-type="float">
            <text:p>41.55164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6753548387" calcext:value-type="float">
            <text:p>42.0286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74264" calcext:value-type="float">
            <text:p>42.1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48467096774" calcext:value-type="float">
            <text:p>41.9248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75340645161" calcext:value-type="float">
            <text:p>41.3775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07816" calcext:value-type="float">
            <text:p>41.0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3153548387" calcext:value-type="float">
            <text:p>40.6723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5064" calcext:value-type="float">
            <text:p>40.67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92614193548" calcext:value-type="float">
            <text:p>40.7692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61194285714" calcext:value-type="float">
            <text:p>40.9061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76704516129" calcext:value-type="float">
            <text:p>41.067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26376" calcext:value-type="float">
            <text:p>41.3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50272" calcext:value-type="float">
            <text:p>41.64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7841290323" calcext:value-type="float">
            <text:p>42.0017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9256" calcext:value-type="float">
            <text:p>42.02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57432258065" calcext:value-type="float">
            <text:p>41.895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62412903226" calcext:value-type="float">
            <text:p>41.456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4112" calcext:value-type="float">
            <text:p>40.90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60459354839" calcext:value-type="float">
            <text:p>40.6060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95072" calcext:value-type="float">
            <text:p>40.65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4096516129" calcext:value-type="float">
            <text:p>40.8140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86974285714" calcext:value-type="float">
            <text:p>40.9586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3667096774" calcext:value-type="float">
            <text:p>41.132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4949677419" calcext:value-type="float">
            <text:p>41.6054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27304" calcext:value-type="float">
            <text:p>41.9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3966451613" calcext:value-type="float">
            <text:p>42.3673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52032" calcext:value-type="float">
            <text:p>42.5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9909677419" calcext:value-type="float">
            <text:p>42.525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55152" calcext:value-type="float">
            <text:p>41.48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1243870968" calcext:value-type="float">
            <text:p>41.1231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81576" calcext:value-type="float">
            <text:p>41.08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47512" calcext:value-type="float">
            <text:p>41.2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22604137931" calcext:value-type="float">
            <text:p>41.39226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6216" calcext:value-type="float">
            <text:p>41.6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1794782609" calcext:value-type="float">
            <text:p>42.12017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23116363636" calcext:value-type="float">
            <text:p>42.60231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50271304348" calcext:value-type="float">
            <text:p>43.005027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72949090909" calcext:value-type="float">
            <text:p>43.05729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9734" calcext:value-type="float">
            <text:p>42.829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4212" calcext:value-type="float">
            <text:p>42.8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166" calcext:value-type="float">
            <text:p>42.85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3262" calcext:value-type="float">
            <text:p>42.86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456" calcext:value-type="float">
            <text:p>42.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70" meta:object-count="0"/>
    <meta:user-defined meta:name="AppVersion">3.0</meta:user-defined>
  </office:meta>
</office:document-meta>
</file>